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3.56cm" fo:min-width="0.135cm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fo:min-height="0.384cm" fo:min-width="0.135cm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 fo:min-height="0.385cm" fo:min-width="0.135cm"/>
    </style:style>
    <style:style style:name="gr8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12" style:family="graphic" style:parent-style-name="standard">
      <style:graphic-properties draw:stroke="none" draw:fill-color="#b4c7dc" draw:textarea-horizontal-align="justify" draw:textarea-vertical-align="middle" draw:auto-grow-height="false" fo:min-height="0.703cm" fo:min-width="3.945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656cm"/>
      <style:paragraph-properties style:writing-mode="lr-tb"/>
    </style:style>
    <style:style style:name="gr15" style:family="graphic" style:parent-style-name="standard">
      <style:graphic-properties draw:stroke="none" draw:fill-color="#b4c7dc" draw:textarea-horizontal-align="justify" draw:textarea-vertical-align="middle" draw:auto-grow-height="false" fo:min-height="0.703cm" fo:min-width="0.452cm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  <style:text-properties style:font-name="Liberation Serif" fo:font-style="italic"/>
    </style:style>
    <style:style style:name="P2" style:family="paragraph">
      <loext:graphic-properties draw:fill-color="#ff0000"/>
      <style:paragraph-properties fo:text-align="center"/>
      <style:text-properties style:font-name="Liberation Serif" fo:font-style="italic"/>
    </style:style>
    <style:style style:name="P3" style:family="paragraph">
      <style:paragraph-properties fo:text-align="start"/>
      <style:text-properties style:font-name="Liberation Serif" fo:font-style="italic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erif" fo:font-style="italic"/>
    </style:style>
    <style:style style:name="P5" style:family="paragraph">
      <style:text-properties style:font-name="Liberation Serif" fo:font-style="italic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tyle="italic"/>
    </style:style>
    <style:style style:name="P7" style:family="paragraph">
      <loext:graphic-properties draw:fill="none"/>
      <style:paragraph-properties fo:text-align="center"/>
      <style:text-properties style:font-name="Liberation Serif" fo:font-style="italic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Serif" fo:font-style="italic"/>
    </style:style>
    <style:style style:name="P9" style:family="paragraph">
      <loext:graphic-properties draw:fill-color="#b4c7dc"/>
      <style:paragraph-properties fo:text-align="center"/>
      <style:text-properties style:font-name="Liberation Serif" fo:font-style="italic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iberation Serif" fo:font-size="42pt" fo:font-style="italic" style:font-size-asian="42pt" style:font-size-complex="42pt"/>
    </style:style>
    <style:style style:name="T1" style:family="text">
      <style:text-properties fo:font-size="42pt" style:font-name-asian="Liberation Sans" style:font-size-asian="42pt" style:font-name-complex="Liberation Sans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3.81cm" svg:x="2.22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4cm" svg:x="2.222cm" svg:y="5.0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6cm" svg:height="1.588cm" svg:x="14.605cm" svg:y="3.492cm">
          <draw:text-box>
            <text:p text:style-name="P3">egységnyi táplálás</text:p>
          </draw:text-box>
        </draw:frame>
        <draw:custom-shape draw:style-name="gr4" draw:text-style-name="P1" draw:layer="layout" svg:width="0.952cm" svg:height="0.953cm" svg:x="13.335cm" svg:y="2.22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715cm" svg:height="1.673cm" svg:x="14.605cm" svg:y="2.222cm">
          <draw:text-box>
            <text:p text:style-name="P5">fémrúd (antenna)</text:p>
          </draw:text-box>
        </draw:frame>
        <draw:custom-shape draw:style-name="gr6" draw:text-style-name="P2" draw:layer="layout" svg:width="0.952cm" svg:height="0.952cm" svg:x="13.335cm" svg:y="3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3.81cm" svg:x="9.5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4cm" svg:x="9.525cm" svg:y="5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3.81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35cm" svg:height="0.635cm" svg:x="9.52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7.62cm" svg:y1="5.715cm" svg:x2="12.065cm" svg:y2="5.715cm">
          <text:p/>
        </draw:line>
        <draw:line draw:style-name="gr9" draw:text-style-name="P7" draw:layer="layout" svg:x1="3.174cm" svg:y1="5.08cm" svg:x2="3.174cm" svg:y2="5.715cm">
          <text:p/>
        </draw:line>
        <draw:frame draw:style-name="gr10" draw:text-style-name="P8" draw:layer="layout" svg:width="1.27cm" svg:height="1.27cm" svg:x="3.174cm" svg:y="4.763cm">
          <draw:text-box>
            <text:p text:style-name="P1">U</text:p>
          </draw:text-box>
        </draw:frame>
        <draw:line draw:style-name="gr9" draw:text-style-name="P7" draw:layer="layout" svg:x1="10.477cm" svg:y1="5.08cm" svg:x2="10.477cm" svg:y2="6.35cm">
          <text:p/>
        </draw:line>
        <draw:frame draw:style-name="gr11" draw:text-style-name="P8" draw:layer="layout" svg:width="1.905cm" svg:height="1.905cm" svg:x="10.477cm" svg:y="4.445cm">
          <draw:text-box>
            <text:p text:style-name="P1">2U</text:p>
          </draw:text-box>
        </draw:frame>
        <draw:custom-shape draw:style-name="gr12" draw:text-style-name="P9" draw:layer="layout" svg:width="4.445cm" svg:height="0.953cm" svg:x="0.317cm" svg:y="5.715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0.317cm" svg:y1="5.715cm" svg:x2="4.762cm" svg:y2="5.715cm">
          <text:p/>
        </draw:line>
        <draw:frame draw:style-name="gr14" draw:text-style-name="P10" draw:layer="layout" svg:width="1.905cm" svg:height="1.906cm" svg:x="5.397cm" svg:y="4.762cm">
          <draw:text-box>
            <text:p text:style-name="P1"><text:span text:style-name="T1">≡</text:span></text:p>
          </draw:text-box>
        </draw:frame>
        <draw:custom-shape draw:style-name="gr15" draw:text-style-name="P9" draw:layer="layout" svg:width="0.952cm" svg:height="0.953cm" svg:x="13.336cm" svg:y="4.761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5.715cm" svg:height="1.27cm" svg:x="14.606cm" svg:y="4.762cm">
          <draw:text-box>
            <text:p text:style-name="P5">érdektelen féltér</text:p>
          </draw:text-box>
        </draw:frame>
        <draw:line draw:style-name="gr13" draw:text-style-name="P7" draw:layer="layout" svg:x1="13.336cm" svg:y1="6.667cm" svg:x2="14.288cm" svg:y2="6.667cm">
          <text:p/>
        </draw:line>
        <draw:line draw:style-name="gr8" draw:text-style-name="P7" draw:layer="layout" svg:x1="13.336cm" svg:y1="7.937cm" svg:x2="14.288cm" svg:y2="7.937cm">
          <text:p/>
        </draw:line>
        <draw:frame draw:style-name="gr16" draw:text-style-name="P6" draw:layer="layout" svg:width="5.715cm" svg:height="1.27cm" svg:x="14.606cm" svg:y="6.032cm">
          <draw:text-box>
            <text:p text:style-name="P5">alaplap</text:p>
          </draw:text-box>
        </draw:frame>
        <draw:frame draw:style-name="gr16" draw:text-style-name="P6" draw:layer="layout" svg:width="5.715cm" svg:height="1.27cm" svg:x="14.606cm" svg:y="7.302cm">
          <draw:text-box>
            <text:p text:style-name="P5">szimmetriasí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11T17:08:32.918000000</dc:date>
    <meta:editing-duration>PT13M29S</meta:editing-duration>
    <meta:editing-cycles>7</meta:editing-cycles>
    <meta:generator>LibreOffice/7.3.2.2$Windows_X86_64 LibreOffice_project/49f2b1bff42cfccbd8f788c8dc32c1c309559be0</meta:generator>
    <meta:document-statistic meta:object-count="24"/>
  </office:meta>
</office:document-meta>
</file>